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5b77" officeooo:paragraph-rsid="000b5b77"/>
    </style:style>
    <style:style style:name="P2" style:family="paragraph" style:parent-style-name="Standard">
      <style:text-properties fo:font-weight="bold" officeooo:rsid="000b5b77" officeooo:paragraph-rsid="000b5b77"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dríguez Domínguez, Juan Antonio</text:p>
      <text:p text:style-name="P1"/>
      <text:p text:style-name="P1">Tarea 1 Marketing:</text:p>
      <text:p text:style-name="P1"/>
      <text:p text:style-name="P2">1. ¿Cuál es el motivo de que los anuncios emitidos durante la gala de Fin de Año sean los más caros del año?</text:p>
      <text:p text:style-name="P1">Porque es el momento en el que hay mayor número de teleespectadores, por lo que los anuncios serán muy vistos.</text:p>
      <text:p text:style-name="P1"/>
      <text:p text:style-name="P2">2. ¿Qué crees que pretende Freixenet cuando cada año compra el espacio publicitario primetime que antecede a las campanadas de Nochevieja? ¿Por qué sus spots son protagonizados por estrellas de gran repercusión mediática?</text:p>
      <text:p text:style-name="P1">Quiere ganar la mayor cantidad de visibilidad para su producto y que la gente compre su champán para celebrar. Son protagonizados por personas muy conocidas porque provoca que a la gente que le guste esas personas que salen en los anuncios, acaben vinculando lo positivo de ellas con el anuncio, por lo que terminarán comprando.</text:p>
      <text:p text:style-name="P1"/>
      <text:p text:style-name="P2">3. ¿Qué otros medios <text:s/>de comunicación on-line se te ocurre que puede utilizar la marca?</text:p>
      <text:p text:style-name="P1">Email marketing con el que se envían noticias nuevas de la marca, o también sus redes sociales para promocionar ofertas y noticias.</text:p>
      <text:p text:style-name="P1"/>
      <text:p text:style-name="P2">4. El anuncio televisivo anterior concluía con el ama de casa orgullosa y feliz de haber cambiado de marca de detergente, mientras que una voz en off le preguntaba: «Y usted, ¿a quién se lo dijo?». Y ella respondía: «¿Yo? A mi vecina Conchi, a...». ¿Por qué crees que lo preguntaban?</text:p>
      <text:p text:style-name="P1">Porque los espectadores que vivan en comunidades cerradas o en zonas urbanas pueden relacionarlo, haciendo que el anuncio sea más efectivo fomentando el boca a boca.</text:p>
      <text:p text:style-name="P1"/>
      <text:p text:style-name="P2">5. Señala diferencias entre otros anuncios tradicionales y spots actuales.</text:p>
      <text:p text:style-name="P1"/>
      <text:p text:style-name="P1">Los anuncios tradicionales se centraban más en vender el producto, sin preocuparse por los consumidores, mientras que en los actuales, se da más peso a las emociones y deseos de los clientes, a la contribución social y a la imagen de la marca.</text:p>
      <text:p text:style-name="P1"/>
      <text:p text:style-name="P2">6. Explica cada uno de los elementos del marketing 4C con un ejemplo. Ponlo en relación con una explicación de las 4P, también con un ejemplo.</text:p>
      <text:p text:style-name="P1"/>
      <text:p text:style-name="P1">Cliente: Se centra en las necesidades que hay que resolver de los clientes, por ejemplo, si una persona necesita calentar rápidamente su comida, se comprará un microondas, que es el producto, el objeto que sacia los deseos del cliente.</text:p>
      <text:p text:style-name="P1">Coste: El coste se refiere al esfuerzo y tiempo que tiene que emplear el cliente para adquirir un producto, mientras que el precio se refiere al valor monetario para adquirirlo.</text:p>
      <text:p text:style-name="P1">Conveniencia:</text:p>
      <text:p text:style-name="P1">Comunicación:</text:p>
      <text:p text:style-name="P1"/>
      <text:p text:style-name="P1"><text:span text:style-name="T1">7. Compara el anuncio clásico: «los hombres usan Abanderado porque las mujeres compran Abanderado» con el spot actual, realizado por Gervasio Deferr, bicampeón olímpico en salto del potro. Puedes localizar estos anuncios en la entrada «El antes y ahora de algunos spots publicitarios» del blog </text:span><text:a xlink:type="simple" xlink:href="https://aulaempresa.wordpress.com/" text:style-name="Internet_20_link" text:visited-style-name="Visited_20_Internet_20_Link"><text:span text:style-name="T1">https://aulaempresa.wordpress.com</text:span></text:a><text:span text:style-name="T1">.</text:span></text:p>
      <text:p text:style-name="P1"/>
      <text:p text:style-name="P2"><text:soft-page-break/>8. ¿Estás de acuerdo con la siguiente afirmación: «El cliente, más informado, reacciona con indignación ante los costes medioambientales, las mentiras publicitarias o la falta de ética»? ¿Somos críticos ante la explotación laboral en países pobres para fabricar más barato?</text:p>
      <text:p text:style-name="P1"/>
      <text:p text:style-name="P2">9. Busca información sobre qué se entiende por publicidad verde engañosa.</text:p>
      <text:p text:style-name="P1"/>
      <text:p text:style-name="P2">10. Averigua qué requisitos deben cumplir los productos agrícolas o ganaderos para poder llevar la etiqueta de producto ecológic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9T09:22:21.809000000</meta:creation-date>
    <dc:date>2025-01-09T10:21:44.916000000</dc:date>
    <meta:editing-duration>PT59M25S</meta:editing-duration>
    <meta:editing-cycles>1</meta:editing-cycles>
    <meta:document-statistic meta:table-count="0" meta:image-count="0" meta:object-count="0" meta:page-count="2" meta:paragraph-count="21" meta:word-count="518" meta:character-count="3185" meta:non-whitespace-character-count="2687"/>
    <meta:generator>LibreOffice/7.6.1.2$Windows_X86_64 LibreOffice_project/f5defcebd022c5bc36bbb79be232cb6926d8f674</meta:generator>
  </office:meta>
</office:document-meta>
</file>